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bf7ed" officeooo:paragraph-rsid="000bf7ed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bf7ed" officeooo:paragraph-rsid="000bf7e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officeooo:rsid="000c5e00" officeooo:paragraph-rsid="000c5e0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11fd69" officeooo:paragraph-rsid="0011fd6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17133e" officeooo:paragraph-rsid="0017133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17227b" officeooo:paragraph-rsid="0017227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1ac552" officeooo:paragraph-rsid="001ac552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d1666" officeooo:paragraph-rsid="000d166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d1666" officeooo:paragraph-rsid="000e260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f3040" officeooo:paragraph-rsid="000f304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1fd69" officeooo:paragraph-rsid="000f304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35f52" officeooo:paragraph-rsid="00135f5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35f52" officeooo:paragraph-rsid="0013b38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7133e" officeooo:paragraph-rsid="0017133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181aaf" officeooo:paragraph-rsid="00181aaf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195a14" officeooo:paragraph-rsid="00195a1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1ac552" officeooo:paragraph-rsid="001ac55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1d1471" officeooo:paragraph-rsid="001d42a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1f1a44" officeooo:paragraph-rsid="001f1a4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1f9628" officeooo:paragraph-rsid="001f9628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1f9628" officeooo:paragraph-rsid="0020106e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20106e" officeooo:paragraph-rsid="0020106e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20e368" officeooo:paragraph-rsid="0020e368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223fd7" officeooo:paragraph-rsid="00223fd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23c6a3" officeooo:paragraph-rsid="0023c6a3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officeooo:rsid="000f961c" officeooo:paragraph-rsid="000f961c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2448e6" officeooo:paragraph-rsid="002448e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2503a5" officeooo:paragraph-rsid="002503a5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26861d" officeooo:paragraph-rsid="0026861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284ebb" officeooo:paragraph-rsid="00284ebb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bold" officeooo:rsid="002448e6" officeooo:paragraph-rsid="00223fd7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bold" officeooo:rsid="002448e6" officeooo:paragraph-rsid="002448e6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bold" officeooo:rsid="002503a5" officeooo:paragraph-rsid="002503a5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bold" officeooo:rsid="0026861d" officeooo:paragraph-rsid="0026861d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bold" officeooo:rsid="00284ebb" officeooo:paragraph-rsid="00284ebb" style:font-weight-asian="bold" style:font-weight-complex="bold"/>
    </style:style>
    <style:style style:name="T1" style:family="text">
      <style:text-properties officeooo:rsid="000d1666"/>
    </style:style>
    <style:style style:name="T2" style:family="text">
      <style:text-properties officeooo:rsid="000e260d"/>
    </style:style>
    <style:style style:name="T3" style:family="text">
      <style:text-properties officeooo:rsid="00105e7b"/>
    </style:style>
    <style:style style:name="T4" style:family="text">
      <style:text-properties officeooo:rsid="0013b380"/>
    </style:style>
    <style:style style:name="T5" style:family="text">
      <style:text-properties officeooo:rsid="001593ea"/>
    </style:style>
    <style:style style:name="T6" style:family="text">
      <style:text-properties officeooo:rsid="001b385f"/>
    </style:style>
    <style:style style:name="T7" style:family="text">
      <style:text-properties officeooo:rsid="0020106e"/>
    </style:style>
    <style:style style:name="T8" style:family="text">
      <style:text-properties officeooo:rsid="00287d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Sarfraz</text:p>
      <text:p text:style-name="P26">Laïk</text:p>
      <text:p text:style-name="P26">12312565</text:p>
      <text:p text:style-name="P1"/>
      <text:p text:style-name="P1">TD n°1</text:p>
      <text:p text:style-name="P1">Compilation</text:p>
      <text:p text:style-name="P1"/>
      <text:p text:style-name="P1"/>
      <text:p text:style-name="P2"/>
      <text:p text:style-name="P2"/>
      <text:p text:style-name="P3">Question 1 : <text:span text:style-name="T1">Messages d'erreurs </text:span></text:p>
      <text:p text:style-name="P8">Lorsqu'on compile pgcd.c seul, voici le message <text:span text:style-name="T2">d</text:span>'erreur : « référence indéfinie vers « main » ».</text:p>
      <text:p text:style-name="P9">Lorsqu'on compile <text:span text:style-name="T2">main</text:span>.c seul, voici le message d'erreur : « <text:span text:style-name="T2">référence indéfinie vers « pgcd » ».</text:span></text:p>
      <text:p text:style-name="P10">Ces erreurs se produisent lorsqu'un programme appelle une fonction, et que cette dernière n'est pas dans le fichier courant. Il faut l'inclure dans l'en tête du fichier <text:span text:style-name="T3">avec la terminaison .h </text:span></text:p>
      <text:p text:style-name="P11"/>
      <text:p text:style-name="P4">Question 2 : sortie de commande nm</text:p>
      <text:p text:style-name="P12">Les symboles indéfinis pour main.<text:span text:style-name="T5">o</text:span> sont :</text:p>
      <text:p text:style-name="P12"><text:s text:c="17"/>U atoi</text:p>
      <text:p text:style-name="P12"><text:s text:c="17"/>U fprintf</text:p>
      <text:p text:style-name="P12"><text:s text:c="17"/>U pgcd</text:p>
      <text:p text:style-name="P12"><text:s text:c="17"/>U printf</text:p>
      <text:p text:style-name="P12"><text:s text:c="17"/>U stderr</text:p>
      <text:p text:style-name="P12"/>
      <text:p text:style-name="P13"><text:span text:style-name="T4">Il n'y a pas de </text:span>symboles indéfinis pour <text:span text:style-name="T4">pgcd</text:span>.<text:span text:style-name="T5">o</text:span></text:p>
      <text:p text:style-name="P13"/>
      <text:p text:style-name="P5">Question 3 : a.out 85 68</text:p>
      <text:p text:style-name="P14">La commande imprime 17, après avoir compiler les .o </text:p>
      <text:p text:style-name="P14"/>
      <text:p text:style-name="P6">Question 4 : Les symboles indéfinis dans a.out </text:p>
      <text:p text:style-name="P15"><text:s text:c="17"/>U atoi@@GLIBC_2.2.5</text:p>
      <text:p text:style-name="P15"><text:s text:c="17"/>U fprintf@@GLIBC_2.2.5</text:p>
      <text:p text:style-name="P15"><text:s text:c="17"/>U __libc_start_main@@GLIBC_2.2.5</text:p>
      <text:p text:style-name="P15"><text:s text:c="17"/>U printf@@GLIBC_2.2.5</text:p>
      <text:p text:style-name="P16">Il manque la bibliothèque pour l'appel d'Atoi, fprintf, printf et main.</text:p>
      <text:p text:style-name="P16"/>
      <text:p text:style-name="P16"/>
      <text:p text:style-name="P16"/>
      <text:p text:style-name="P7">Question 5 : Adresse de main et pgcd</text:p>
      <text:p text:style-name="P17">main se trouve à l'adresse 0000000000400606 T main</text:p>
      <text:p text:style-name="P17">pgcd se trouve à l'adresse 00000000004006a0 T pgcd </text:p>
      <text:p text:style-name="P17">PGCD suit le main.</text:p>
      <text:p text:style-name="P17"/>
      <text:p text:style-name="P7">Question 6 : tailles de dyn.out / stat.out </text:p>
      <text:p text:style-name="P18">La taille de dyn.out est de 8,2 K</text:p>
      <text:p text:style-name="P18">La taille de static.out est de 862 K</text:p>
      <text:p text:style-name="P19">Static utilisant des bibliothèques, il est 100 fois plus lourd.</text:p>
      <text:p text:style-name="P7"/>
      <text:p text:style-name="P7"/>
      <text:p text:style-name="P7">Question 7 : fonctions présentes</text:p>
      <text:p text:style-name="P19">Il y a 7 fonctions présentes dans dyn.out</text:p>
      <text:p text:style-name="P19"/>
      <text:p text:style-name="P20"><text:soft-page-break/></text:p>
      <text:p text:style-name="P21">L<text:span text:style-name="T7">es</text:span> commande<text:span text:style-name="T7">s</text:span></text:p>
      <text:p text:style-name="P22">$nm static.out&gt;static_fct</text:p>
      <text:p text:style-name="P21"><text:span text:style-name="T7">$</text:span>grep -c T\ <text:s/>static_fct </text:p>
      <text:p text:style-name="P21">indique<text:span text:style-name="T7">nt </text:span>685 <text:span text:style-name="T7">fonctions </text:span></text:p>
      <text:p text:style-name="P7"/>
      <text:p text:style-name="P7">Question 8 : <text:span text:style-name="T6">Librairies nécessaires </text:span></text:p>
      <text:p text:style-name="P23">Pour Dyn.out <text:s/>il faut </text:p>
      <text:p text:style-name="P23"><text:tab/>linux-vdso.so.1 =&gt; <text:s/>(0x00007fffaff09000)</text:p>
      <text:p text:style-name="P23"><text:tab/>libc.so.6 =&gt; /lib/x86_64-linux-gnu/libc.so.6 (0x00007f9f13fdd000)</text:p>
      <text:p text:style-name="P23"><text:tab/>/lib64/ld-linux-x86-64.so.2 (0x00007f9f143a7000)</text:p>
      <text:p text:style-name="P23"/>
      <text:p text:style-name="P23">Pour static.out, il ne faut pas de librairies car ce n'est pas un dynamique.</text:p>
      <text:p text:style-name="P7"/>
      <text:p text:style-name="P7"/>
      <text:p text:style-name="P7">Question 9 : -<text:span text:style-name="T6">verbose</text:span></text:p>
      <text:p text:style-name="P7"/>
      <text:p text:style-name="P7">Question 10 :</text:p>
      <text:p text:style-name="P24">le fichier x compte 849 lignes</text:p>
      <text:p text:style-name="P24">le fichier y compte 22 lignes</text:p>
      <text:p text:style-name="P25">Les lignes de fichier main.c viennent probablement de la bibliothèque stdio.h</text:p>
      <text:p text:style-name="P31"/>
      <text:p text:style-name="P32">Question 11 :</text:p>
      <text:p text:style-name="P27">/usr/lib/gcc/x86_64-linux-gnu/4.9/cc1</text:p>
      <text:p text:style-name="P27"/>
      <text:p text:style-name="P32">Question 12</text:p>
      <text:p text:style-name="P27">Les fichiers x2 et y2 contiennent des instructions en langage assembleur.</text:p>
      <text:p text:style-name="P33"/>
      <text:p text:style-name="P33">Question 13 </text:p>
      <text:p text:style-name="P28">Les fichiers x3 et y3 contiennent des caractères illisibles ainsi que la version de mon système d'exploitation.</text:p>
      <text:p text:style-name="P28"/>
      <text:p text:style-name="P33">Question 14 </text:p>
      <text:p text:style-name="P33"/>
      <text:p text:style-name="P33">Question 15 : fichiers crt*.o</text:p>
      <text:p text:style-name="P28">/usr/lib/debug/usr/lib/x86_64-linux-gnu/crti.o</text:p>
      <text:p text:style-name="P28">/usr/lib/debug/usr/lib/x86_64-linux-gnu/gcrt1.o</text:p>
      <text:p text:style-name="P28">/usr/lib/debug/usr/lib/x86_64-linux-gnu/Mcrt1.o</text:p>
      <text:p text:style-name="P28">/usr/lib/debug/usr/lib/x86_64-linux-gnu/Scrt1.o</text:p>
      <text:p text:style-name="P28">/usr/lib/debug/usr/lib/x86_64-linux-gnu/crtn.o</text:p>
      <text:p text:style-name="P28">/usr/lib/debug/usr/lib/x86_64-linux-gnu/crt1.o</text:p>
      <text:p text:style-name="P28">/usr/lib/x86_64-linux-gnu/crti.o</text:p>
      <text:p text:style-name="P28">/usr/lib/x86_64-linux-gnu/gcrt1.o</text:p>
      <text:p text:style-name="P28">/usr/lib/x86_64-linux-gnu/Mcrt1.o</text:p>
      <text:p text:style-name="P28">/usr/lib/x86_64-linux-gnu/Scrt1.o</text:p>
      <text:p text:style-name="P28">/usr/lib/x86_64-linux-gnu/crtn.o</text:p>
      <text:p text:style-name="P28">/usr/lib/x86_64-linux-gnu/crt1.o</text:p>
      <text:p text:style-name="P28">/usr/lib/gcc/x86_64-linux-gnu/4.9/crtprec32.o</text:p>
      <text:p text:style-name="P28">/usr/lib/gcc/x86_64-linux-gnu/4.9/32/crtprec32.o</text:p>
      <text:p text:style-name="P28">/usr/lib/gcc/x86_64-linux-gnu/4.9/32/crtbeginT.o</text:p>
      <text:p text:style-name="P28">/usr/lib/gcc/x86_64-linux-gnu/4.9/32/crtendS.o</text:p>
      <text:p text:style-name="P28">/usr/lib/gcc/x86_64-linux-gnu/4.9/32/crtfastmath.o</text:p>
      <text:p text:style-name="P28"><text:soft-page-break/>/usr/lib/gcc/x86_64-linux-gnu/4.9/32/crtbegin.o</text:p>
      <text:p text:style-name="P28">/usr/lib/gcc/x86_64-linux-gnu/4.9/32/crtprec80.o</text:p>
      <text:p text:style-name="P28">/usr/lib/gcc/x86_64-linux-gnu/4.9/32/crtbeginS.o</text:p>
      <text:p text:style-name="P28">/usr/lib/gcc/x86_64-linux-gnu/4.9/32/crtprec64.o</text:p>
      <text:p text:style-name="P28">/usr/lib/gcc/x86_64-linux-gnu/4.9/32/crtend.o</text:p>
      <text:p text:style-name="P28">/usr/lib/gcc/x86_64-linux-gnu/4.9/crtbeginT.o</text:p>
      <text:p text:style-name="P28">/usr/lib/gcc/x86_64-linux-gnu/4.9/crtendS.o</text:p>
      <text:p text:style-name="P28">/usr/lib/gcc/x86_64-linux-gnu/4.9/x32/crtprec32.o</text:p>
      <text:p text:style-name="P28">/usr/lib/gcc/x86_64-linux-gnu/4.9/x32/crtbeginT.o</text:p>
      <text:p text:style-name="P28">/usr/lib/gcc/x86_64-linux-gnu/4.9/x32/crtendS.o</text:p>
      <text:p text:style-name="P28">/usr/lib/gcc/x86_64-linux-gnu/4.9/x32/crtfastmath.o</text:p>
      <text:p text:style-name="P28">/usr/lib/gcc/x86_64-linux-gnu/4.9/x32/crtbegin.o</text:p>
      <text:p text:style-name="P28">/usr/lib/gcc/x86_64-linux-gnu/4.9/x32/crtprec80.o</text:p>
      <text:p text:style-name="P28">/usr/lib/gcc/x86_64-linux-gnu/4.9/x32/crtbeginS.o</text:p>
      <text:p text:style-name="P28">/usr/lib/gcc/x86_64-linux-gnu/4.9/x32/crtprec64.o</text:p>
      <text:p text:style-name="P28">/usr/lib/gcc/x86_64-linux-gnu/4.9/x32/crtend.o</text:p>
      <text:p text:style-name="P28">/usr/lib/gcc/x86_64-linux-gnu/4.9/crtfastmath.o</text:p>
      <text:p text:style-name="P28">/usr/lib/gcc/x86_64-linux-gnu/4.9/crtbegin.o</text:p>
      <text:p text:style-name="P28">/usr/lib/gcc/x86_64-linux-gnu/4.9/crtprec80.o</text:p>
      <text:p text:style-name="P28">/usr/lib/gcc/x86_64-linux-gnu/4.9/crtbeginS.o</text:p>
      <text:p text:style-name="P28">/usr/lib/gcc/x86_64-linux-gnu/4.9/crtprec64.o</text:p>
      <text:p text:style-name="P28">/usr/lib/gcc/x86_64-linux-gnu/4.9/crtend.o</text:p>
      <text:p text:style-name="P28">/usr/lib32/crti.o</text:p>
      <text:p text:style-name="P28">/usr/lib32/gcrt1.o</text:p>
      <text:p text:style-name="P28">/usr/lib32/Mcrt1.o</text:p>
      <text:p text:style-name="P28">/usr/lib32/Scrt1.o</text:p>
      <text:p text:style-name="P28">/usr/lib32/crtn.o</text:p>
      <text:p text:style-name="P28">/usr/lib32/crt1.o</text:p>
      <text:p text:style-name="P28">/usr/libx32/crti.o</text:p>
      <text:p text:style-name="P28">/usr/libx32/gcrt1.o</text:p>
      <text:p text:style-name="P28">/usr/libx32/Mcrt1.o</text:p>
      <text:p text:style-name="P28">/usr/libx32/Scrt1.o</text:p>
      <text:p text:style-name="P28">/usr/libx32/crtn.o</text:p>
      <text:p text:style-name="P28">/usr/libx32/crt1.o</text:p>
      <text:p text:style-name="P28"/>
      <text:p text:style-name="P34">Question 16</text:p>
      <text:p text:style-name="P29">/usr/lib/x<text:span text:style-name="T8">s</text:span>86_64-linux-gnu/libc.a</text:p>
      <text:p text:style-name="P29">/usr/lib32/libc.a</text:p>
      <text:p text:style-name="P29">/usr/libx32/libc.a</text:p>
      <text:p text:style-name="P29"/>
      <text:p text:style-name="P35">Question 17</text:p>
      <text:p text:style-name="P35"/>
      <text:p text:style-name="P35">Question 18 </text:p>
      <text:p text:style-name="P30">-rw-rw-r-- 1 root root <text:s/>1,7K sept. 27 02:29 printf.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15:17:01.986412840</meta:creation-date>
    <dc:date>2015-09-27T02:30:48.217159185</dc:date>
    <meta:editing-duration>PT10H38M56S</meta:editing-duration>
    <meta:editing-cycles>30</meta:editing-cycles>
    <meta:generator>LibreOffice/4.4.2.2$Linux_X86_64 LibreOffice_project/40m0$Build-2</meta:generator>
    <meta:document-statistic meta:table-count="0" meta:image-count="0" meta:object-count="0" meta:page-count="3" meta:paragraph-count="116" meta:word-count="411" meta:character-count="4410" meta:non-whitespace-character-count="3942"/>
  </office:meta>
</office:document-meta>
</file>